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ac97"/>
    </style:style>
    <style:style style:name="P2" style:family="paragraph" style:parent-style-name="Standard">
      <style:text-properties fo:language="en" fo:country="US" officeooo:rsid="0003ac97" officeooo:paragraph-rsid="0003ac97"/>
    </style:style>
    <style:style style:name="P3" style:family="paragraph" style:parent-style-name="Standard" style:list-style-name="L3">
      <style:text-properties fo:language="en" fo:country="US" officeooo:rsid="0003ac97" officeooo:paragraph-rsid="000495ab"/>
    </style:style>
    <style:style style:name="P4" style:family="paragraph" style:parent-style-name="Standard">
      <style:text-properties fo:language="en" fo:country="US" fo:font-weight="bold" officeooo:rsid="0003ac97" officeooo:paragraph-rsid="0003ac97" style:font-weight-asian="bold" style:font-weight-complex="bold"/>
    </style:style>
    <style:style style:name="P5" style:family="paragraph" style:parent-style-name="Standard" style:list-style-name="L3">
      <style:text-properties fo:language="en" fo:country="US" officeooo:rsid="000495ab" officeooo:paragraph-rsid="000495ab"/>
    </style:style>
    <style:style style:name="P6" style:family="paragraph" style:parent-style-name="Standard">
      <style:text-properties fo:font-size="16pt" fo:language="en" fo:country="US" fo:font-weight="bold" officeooo:rsid="0003ac97" officeooo:paragraph-rsid="0003ac97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text-properties officeooo:paragraph-rsid="0003ac97"/>
    </style:style>
    <style:style style:name="P8" style:family="paragraph" style:parent-style-name="Standard">
      <style:text-properties fo:font-weight="bold" officeooo:paragraph-rsid="0003ac97" style:font-weight-asian="bold" style:font-weight-complex="bold"/>
    </style:style>
    <style:style style:name="P9" style:family="paragraph" style:parent-style-name="Standard" style:list-style-name="L2">
      <style:text-properties officeooo:paragraph-rsid="0003ac97"/>
    </style:style>
    <style:style style:name="P10" style:family="paragraph" style:parent-style-name="Standard" style:list-style-name="L3">
      <style:text-properties officeooo:paragraph-rsid="0003ac97"/>
    </style:style>
    <style:style style:name="T1" style:family="text">
      <style:text-properties fo:language="en" fo:country="US" officeooo:rsid="0003ac9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495a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lanning and design a coding project</text:p>
      <text:p text:style-name="P2"/>
      <text:p text:style-name="P1">Planning and designing a coding project ​involves:<text:line-break/></text:p>
      <text:list xml:id="list1216295326" text:style-name="L1">
        <text:list-item>
          <text:p text:style-name="P7"><text:span text:style-name="T1">D</text:span>efining project requirements</text:p>
        </text:list-item>
        <text:list-item>
          <text:p text:style-name="P7"><text:span text:style-name="T1">S</text:span>etting objectives</text:p>
        </text:list-item>
        <text:list-item>
          <text:p text:style-name="P7"><text:span text:style-name="T1">C</text:span>reating ​a design outline that includes key coding concepts</text:p>
        </text:list-item>
      </text:list>
      <text:p text:style-name="P1"/>
      <text:p text:style-name="P1">Let's explore these steps using an example. ​You want to build a task management app to ​help your co-workers keep track of their tasks. ​First, begin by defining project requirements. </text:p>
      <text:p text:style-name="P1"/>
      <text:p text:style-name="P8"><text:span text:style-name="T1">D</text:span>efining project requirements</text:p>
      <text:p text:style-name="P1"/>
      <text:p text:style-name="P1">​Recall that a project's requirements ​are the outcomes that must be met and ​the tasks that must be ​completed to ensure its success and completion on time. </text:p>
      <text:p text:style-name="P1"/>
      <text:p text:style-name="P1">​Project requirements come in ​two main categories, functional and non-functional. ​</text:p>
      <text:p text:style-name="P1"/>
      <text:p text:style-name="P1"><text:span text:style-name="T2">Functional requirements</text:span> define what the app needs to do, ​the essential functions that make the app work. ​They answer questions like, what ​should the app accomplish? ​The functional requirements for ​our task management app are straightforward. ​The app must allow users to add, ​review, and complete tasks. ​These are the basic actions that make the app useful. </text:p>
      <text:p text:style-name="P1"/>
      <text:p text:style-name="P1">​<text:span text:style-name="T2">Non-functional </text:span>requirements ​cover how the app should perform. ​These are aspects like usability, ​performance, and security. ​They ensure the app is not just functional, ​but also reliable and enjoyable to use. ​The non-functional requirements for ​the task app focus on usability and performance. ​The app should have an interface that's ​intuitive and that allows users to create, ​edit, and delete ​tasks with no more than three selections. ​The app also should be able to load ​the task list within two seconds and be ​able to handle up to 10,000 ​tasks without performance degradation. </text:p>
      <text:p text:style-name="P1"/>
      <text:p text:style-name="P4">Setting project objectives</text:p>
      <text:p text:style-name="P1"/>
      <text:p text:style-name="P1">With our requirements in place, ​the next step is to set clear project objectives. </text:p>
      <text:p text:style-name="P1">​Recall that objectives are specific results that ​a person or process aims to achieve within a time frame. ​For our app, these might include:</text:p>
      <text:list xml:id="list2479205744" text:style-name="L2">
        <text:list-item>
          <text:p text:style-name="P9"><text:span text:style-name="T1">B</text:span>uilding the code base ​for adding and reviewing and completing ​tasks within three months</text:p>
        </text:list-item>
        <text:list-item>
          <text:p text:style-name="P9"><text:span text:style-name="T1">I</text:span>mplementing data integration for ​task storage within four months</text:p>
        </text:list-item>
        <text:list-item>
          <text:p text:style-name="P9"><text:span text:style-name="T1">C</text:span>ompleting testing and debugging, ​resolving 95 percent of critical bugs before the release. </text:p>
          <text:p text:style-name="P9"/>
        </text:list-item>
      </text:list>
      <text:p text:style-name="P1">These objectives are measurable. ​We can always check if the app ​is meeting them as we build. ​Clear objectives provide direction ​and help maintain project timelines. ​They ensure everyone involved knows ​exactly what needs to be accomplished. ​With well-defined objectives, ​we can allocate resources like time, ​effort, and budget more effectively, ​making the entire process smoother. </text:p>
      <text:p text:style-name="P1"/>
      <text:p text:style-name="P4">Design outline</text:p>
      <text:p text:style-name="P1"/>
      <text:p text:style-name="P1"><text:span text:style-name="T1">N</text:span>ow let's move on to creating a design outline. ​This is where we transform our requirements and ​objectives into a plan for how the app will function. ​A design outline acts as ​a step by step guide for building the app. ​To design our task management app:</text:p>
      <text:p text:style-name="P1"/>
      <text:list xml:id="list2732032212" text:style-name="L3">
        <text:list-item>
          <text:p text:style-name="P10"><text:span text:style-name="T1">W</text:span>e'll break the project into ​smaller and manageable modules. <text:s/>​For our task app, we need:</text:p>
          <text:list>
            <text:list-header>
              <text:p text:style-name="P3"><text:soft-page-break/>1.1 <text:s/>Module for viewing tasks <text:s/><text:span text:style-name="T3">that </text:span>will provide ​a simple interface for users ​to review their task list any time</text:p>
              <text:p text:style-name="P3">1.2 <text:span text:style-name="T3">W</text:span>e <text:span text:style-name="T3">also</text:span> need a module for adding tasks. ​This module focuses on ​a straightforward way to input new tasks. </text:p>
              <text:p text:style-name="P5">1.3 Finally, we need a module for marking tasks as complete. ​This module will provide checkbox ​interface elements that can be selected. ​</text:p>
            </text:list-header>
          </text:list>
        </text:list-item>
        <text:list-item>
          <text:p text:style-name="P10"><text:span text:style-name="T1">P</text:span>lan coding components we will use to implement them. ​To implement the modules, ​we need to use variables, ​methods, if/else statements, and loops. ​Since variable store information, first, ​we should outline where we will need ​to keep data throughout the project. ​For example, in our to do list app, ​we need a string variable for each task. Each time the user adds a task, ​it is stored in an array or a list of variables. ​Next, we should design the methods. ​These will enable us to group related tasks ​into one reusable unit of code. ​In the to-do list app, ​we should have a method for each module, ​including view task, add task, ​and mark task complete. ​Next, we'll plan out where ​the decisions in our app happen. ​We'll use if/else statements to handle ​different scenarios based on conditions. ​For instance, we'll plan to use ​an if/else statement to check if ​the user has entered a task. If the input field is empty, ​we'll display a message asking the user to enter a task. ​Otherwise, we'll display a message ​to add the task to the list. ​Finally, we must determine if any of ​our modules must repeat code based on conditions. ​We'll identify where it's essential to repeat ​actions and plan to use loops to handle those situations. ​In the to-do list app, ​we'll use a loop to display all the added tasks, ​showing them on the screen each ​time the user opens the app.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22T14:54:49.529000000</meta:creation-date>
    <dc:date>2026-03-22T15:23:11.836000000</dc:date>
    <meta:editing-duration>PT7M11S</meta:editing-duration>
    <meta:editing-cycles>1</meta:editing-cycles>
    <meta:document-statistic meta:table-count="0" meta:image-count="0" meta:object-count="0" meta:page-count="2" meta:paragraph-count="25" meta:word-count="759" meta:character-count="4631" meta:non-whitespace-character-count="3788"/>
    <meta:generator>LibreOffice/7.3.4.2$Windows_X86_64 LibreOffice_project/728fec16bd5f605073805c3c9e7c4212a0120dc5</meta:generator>
  </office:meta>
</office:document-meta>
</file>